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line-height="150%"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fo:text-align="start"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line-height="150%" fo:text-align="center" style:justify-single-word="false"/>
      <style:text-properties fo:font-size="10pt" fo:font-style="italic" style:font-size-asian="10pt" style:font-style-asian="italic" style:font-size-complex="10pt" style:font-style-complex="italic"/>
    </style:style>
    <style:style style:name="P8" style:family="paragraph" style:parent-style-name="Standard">
      <style:paragraph-properties fo:line-height="150%"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line-height="150%" fo:text-align="center" style:justify-single-word="false"/>
      <style:text-properties fo:font-weight="bold" style:font-weight-asian="bold" style:font-weight-complex="bold"/>
    </style:style>
    <style:style style:name="P10" style:family="paragraph" style:parent-style-name="Standard">
      <style:paragraph-properties fo:line-height="150%" fo:text-align="center" style:justify-single-word="false"/>
      <style:text-properties fo:font-weight="normal" style:font-weight-asian="normal" style:font-weight-complex="normal"/>
    </style:style>
    <style:style style:name="P11" style:family="paragraph" style:parent-style-name="Standard">
      <style:paragraph-properties fo:line-height="150%"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line-height="150%"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Standard">
      <style:paragraph-properties fo:line-height="100%" fo:text-align="center" style:justify-single-word="false" fo:break-before="pag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line-height="150%"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line-height="100%"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list-style-name="L1">
      <style:paragraph-properties fo:line-height="150%"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4pt" style:font-size-asian="14pt" style:font-size-complex="14pt"/>
    </style:style>
    <style:style style:name="T5" style:family="text">
      <style:text-properties fo:font-size="16pt" style:font-size-asian="16pt" style:font-size-complex="16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718467305" text:style-name="L1">
        <text:list-header>
          <text:p text:style-name="P19">I. The Dawn of Awakening</text:p>
        </text:list-header>
      </text:list>
      <text:p text:style-name="P5"/>
      <text:p text:style-name="P2">A. Vipashyana Breathing Shamatha</text:p>
      <text:p text:style-name="P3"/>
      <text:p text:style-name="P6">(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4"/>
      <text:p text:style-name="P2">B. Mindful Prostration</text:p>
      <text:p text:style-name="P3"/>
      <text:p text:style-name="P9">NAMO BUDDHAYA <text:s text:c="4"/>NAMO DHARMAYA <text:s text:c="4"/>NAMO SANGHAYA</text:p>
      <text:p text:style-name="P9">NAMO GUR DEWA DAKINIYA</text:p>
      <text:p text:style-name="P7">(Recite while prostrating three times.)</text:p>
      <text:p text:style-name="P3">I will always respect others. I am never arrogant.</text:p>
      <text:p text:style-name="P3">I am always humble. I am never egotistical.</text:p>
      <text:p text:style-name="P3">I honor all sentient beings as Buddha, Dharma, and Sangha.</text:p>
      <text:p text:style-name="P3"/>
      <text:p text:style-name="P2">C. Clear Purification</text:p>
      <text:p text:style-name="P2"/>
      <text:p text:style-name="P3">All Buddhas and Bodhisattvas, please heed me!</text:p>
      <text:p text:style-name="P3">Please purify all my negative karma and emotions.</text:p>
      <text:p text:style-name="P3">In front of all Buddhas.</text:p>
      <text:p text:style-name="P3">I honestly regret all my mistakes.</text:p>
      <text:p text:style-name="P3">I sincerely regret all my harmful intentions and actions.</text:p>
      <text:p text:style-name="P3">I completely eliminate all my negative thinking and emotions.</text:p>
      <text:p text:style-name="P3">I completely eliminate all my afflictions and negative karma.</text:p>
      <text:p text:style-name="P3">All my negative thinking, let go. <text:span text:style-name="T1">Let go!</text:span></text:p>
      <text:p text:style-name="P10">All my unhappy feelings, let go. <text:span text:style-name="T1">Let go!</text:span></text:p>
      <text:p text:style-name="P10">All my trauma, let go. <text:span text:style-name="T1">Let go!</text:span></text:p>
      <text:p text:style-name="P9"><text:soft-page-break/><text:span text:style-name="T2">All my regret, let go. </text:span>Let go!</text:p>
      <text:p text:style-name="P9"><text:span text:style-name="T2">All my guilt, let go.</text:span> Let go!</text:p>
      <text:p text:style-name="P9">Let go! Let go! Let go!</text:p>
      <text:p text:style-name="P9"/>
      <text:p text:style-name="P8">(As you on destroying negative thoughts and emotions, forcefully recite these four syllables, accompanying each syllable with the Expelling Mudra.)</text:p>
      <text:p text:style-name="P11">I shall again have harmful intentions.</text:p>
      <text:p text:style-name="P11">I shall again commit harmful actions.</text:p>
      <text:p text:style-name="P8"/>
      <text:p text:style-name="P8">(Recite three times.)</text:p>
      <text:p text:style-name="P11">I am pure. I am free. I am luminous.</text:p>
      <text:list xml:id="list1689153368" text:continue-numbering="true" text:style-name="L1">
        <text:list-header>
          <text:p text:style-name="P21">II. Self-Healing and Wisdom Power </text:p>
          <text:p text:style-name="P19"/>
        </text:list-header>
      </text:list>
      <text:p text:style-name="P16">Please watch you mind,</text:p>
      <text:p text:style-name="P16">place your right hand over your heart center, </text:p>
      <text:p text:style-name="P16">concentrate one-pointedly, and recite the following</text:p>
      <text:p text:style-name="P16">as majestically and powerfully as a lion's roar.</text:p>
      <text:p text:style-name="P16"/>
      <text:p text:style-name="P13">From beginningless time, I have been born in past lives.</text:p>
      <text:p text:style-name="P13">Until I attain enlightenment, I will be reborn in future lives.</text:p>
      <text:p text:style-name="P13"/>
      <text:p text:style-name="P13">In this life, I have a precious human body.</text:p>
      <text:p text:style-name="P13">In my body, I have one aware mind.</text:p>
      <text:p text:style-name="P15">This mind is present thinking only.</text:p>
      <text:p text:style-name="P13">This mind has immeasurable capacity.</text:p>
      <text:p text:style-name="P13">This mind has unlimited power.</text:p>
      <text:p text:style-name="P13">This mind is never born.</text:p>
      <text:p text:style-name="P13">This mind never ages.</text:p>
      <text:p text:style-name="P13">This mind never dies.</text:p>
      <text:p text:style-name="P13">The nature of mind is the essence of Buddha.</text:p>
      <text:p text:style-name="P13"/>
      <text:p text:style-name="P13">All that I perceive is the creation of mind.</text:p>
      <text:p text:style-name="P13">Acting with bad intentions results in my suffering.</text:p>
      <text:p text:style-name="P13">Acting with good intentions results in my happiness.</text:p>
      <text:p text:style-name="P13">The natural law of karma, cause and effect, is infallible.</text:p>
      <text:p text:style-name="P13"/>
      <text:p text:style-name="P15">Look in all directions.</text:p>
      <text:p text:style-name="P15">Watch all space.</text:p>
      <text:p text:style-name="P15">All space.</text:p>
      <text:p text:style-name="P13"/>
      <text:p text:style-name="P13">The universe is limitless.</text:p>
      <text:p text:style-name="P13"><text:soft-page-break/>There are countless galaxies.</text:p>
      <text:p text:style-name="P13">There are countless worlds.</text:p>
      <text:p text:style-name="P13">There are countless sentient beings.</text:p>
      <text:p text:style-name="P13">There are countless enlightened beings.</text:p>
      <text:p text:style-name="P13">I want all sentient beings to be be free from suffering,</text:p>
      <text:p text:style-name="P13">just as I want to be free from suffering.</text:p>
      <text:p text:style-name="P13">I want all sentient beings to be happy,</text:p>
      <text:p text:style-name="P13">just as I want to be happy.</text:p>
      <text:p text:style-name="P13"/>
      <text:p text:style-name="P13">I promise to love all beings.</text:p>
      <text:p text:style-name="P13">Always love all beings.</text:p>
      <text:p text:style-name="P13">Love all beings.</text:p>
      <text:p text:style-name="P13">Love. Love. Love.</text:p>
      <text:p text:style-name="P13">AH AH AH</text:p>
      <text:p text:style-name="P13"/>
      <text:p text:style-name="P15">Look in all directions.</text:p>
      <text:p text:style-name="P15">Watch all space.</text:p>
      <text:p text:style-name="P15">All space.</text:p>
      <text:p text:style-name="P13"/>
      <text:p text:style-name="P13">The Dharmakaya mandala is infinite.</text:p>
      <text:p text:style-name="P13">There are countless Samboghakaya realms.</text:p>
      <text:p text:style-name="P13">There are countless Nirmanakaya realms.</text:p>
      <text:p text:style-name="P13">There are countless deities.</text:p>
      <text:p text:style-name="P13">There are countless Buddhas.</text:p>
      <text:p text:style-name="P15">Buddha means Vast Awakening.</text:p>
      <text:p text:style-name="P13">Buddha is uncompounded original purity.</text:p>
      <text:p text:style-name="P13">Buddha is the nature of my mind.</text:p>
      <text:p text:style-name="P13">Buddha is immeasurable wisdom.</text:p>
      <text:p text:style-name="P13">Buddha is unconditional love.</text:p>
      <text:p text:style-name="P13">Buddha is endless power.</text:p>
      <text:p text:style-name="P15"><text:soft-page-break/>Buddha is absolute truth.</text:p>
      <text:p text:style-name="P13">Buddha is infinite peace.</text:p>
      <text:p text:style-name="P13">Buddha is boundless compassion.</text:p>
      <text:p text:style-name="P13">Buddha is incalculable luminosity.</text:p>
      <text:p text:style-name="P13">Buddha is indestructible bliss.</text:p>
      <text:p text:style-name="P13">Buddha is unchangeable happiness.</text:p>
      <text:p text:style-name="P15">Buddha is unsurpassable Enlightenment.</text:p>
      <text:p text:style-name="P13">I promise to always to have faith in Buddha.</text:p>
      <text:p text:style-name="P13">Always have faith in Buddha.</text:p>
      <text:p text:style-name="P13">Faith in Buddha.</text:p>
      <text:p text:style-name="P13">Faith Faith Faith</text:p>
      <text:p text:style-name="P13">AH AH AH</text:p>
      <text:p text:style-name="P18"/>
      <text:p text:style-name="P14">In every single moment,</text:p>
      <text:p text:style-name="P14">there are countless sentient being becoming enlightened being.</text:p>
      <text:p text:style-name="P14"/>
      <text:p text:style-name="P14">In every single moment,</text:p>
      <text:p text:style-name="P14">there are countless enlightened beings</text:p>
      <text:p text:style-name="P14">becoming Buddha.</text:p>
      <text:p text:style-name="P14"/>
      <text:p text:style-name="P14">May I realize that countless Buddhas</text:p>
      <text:p text:style-name="P14">are always surrounding me.</text:p>
      <text:p text:style-name="P14"/>
      <text:p text:style-name="P14">May I realize that countless Buddhas</text:p>
      <text:p text:style-name="P14">are lovingly guiding me.</text:p>
      <text:p text:style-name="P14"/>
      <text:p text:style-name="P14">May I realize that countless Buddhas</text:p>
      <text:p text:style-name="P14">are spontaneously blessing me.</text:p>
      <text:p text:style-name="P14"/>
      <text:p text:style-name="P14"/>
      <text:p text:style-name="P14">May I realize that countless Buddhas </text:p>
      <text:p text:style-name="P14">are never separate from me.</text:p>
      <text:p text:style-name="P14"/>
      <text:p text:style-name="P20"><text:span text:style-name="T5">N</text:span>AMO <text:span text:style-name="T5">B</text:span>UDDHAYA</text:p>
      <text:p text:style-name="P20"><text:span text:style-name="T5">N</text:span>AMO <text:span text:style-name="T5">B</text:span>UDDHAYA</text:p>
      <text:p text:style-name="P20"><text:span text:style-name="T5">N</text:span>AMO <text:span text:style-name="T5">B</text:span>UDDHAYA</text:p>
      <text:p text:style-name="P14"/>
      <text:p text:style-name="P14">All phenomena are naturally the unity</text:p>
      <text:p text:style-name="P14">of interdependence origination and emptiness.</text:p>
      <text:p text:style-name="P14"/>
      <text:p text:style-name="P14">The essence of all sentient beings is naturally Buddha.</text:p>
      <text:p text:style-name="P14"/>
      <text:p text:style-name="P14">May all beings be free from suffering and negative thinking.</text:p>
      <text:p text:style-name="P14"/>
      <text:p text:style-name="P14">May all beings have happiness and positive thinking.</text:p>
      <text:p text:style-name="P14"/>
      <text:p text:style-name="P14">May all beings never be separated from sublime bliss,</text:p>
      <text:p text:style-name="P14">beyond delusion and illusion.</text:p>
      <text:p text:style-name="P14"/>
      <text:p text:style-name="P14">May all beings remain in absolute equanimity,</text:p>
      <text:p text:style-name="P14">beyond fear and hope.</text:p>
      <text:p text:style-name="P14"/>
      <text:p text:style-name="P14">May I attain the Enlightenment of the Buddha in this very life.</text:p>
      <text:p text:style-name="P14"/>
      <text:p text:style-name="P14">May all beings swiftly attain Vast Awakening.</text:p>
      <text:p text:style-name="P14"/>
      <text:p text:style-name="P18"/>
      <text:p text:style-name="P14">In any situation, </text:p>
      <text:p text:style-name="P14">I humbly dedicate all my lives to the benefit of all beings.</text:p>
      <text:p text:style-name="P14">I always prevent negative thinking.</text:p>
      <text:p text:style-name="P14">I never surrender to obstacles.</text:p>
      <text:p text:style-name="P14">I never abandon Dharma practice.</text:p>
      <text:p text:style-name="P14"/>
      <text:p text:style-name="P14">In every situation,</text:p>
      <text:p text:style-name="P14">I continuously accumulate the merit of body, speech, and mind.</text:p>
      <text:p text:style-name="P14">I continuously train in the wisdom of learning, contemplation, and meditation.</text:p>
      <text:p text:style-name="P14">I continuously help all beings to attain Vast Awakening.</text:p>
      <text:p text:style-name="P14"/>
      <text:p text:style-name="P14">Buddha is primordial awareness.</text:p>
      <text:p text:style-name="P14">Primordial awareness is the Kind Root Master.</text:p>
      <text:p text:style-name="P14">The Kind Root Master is my changeless devotion-mind.</text:p>
      <text:p text:style-name="P14">My devotion-mind resides in the depths of my heart.</text:p>
      <text:p text:style-name="P14">The fire of timeless awareness blazes in my central channel.</text:p>
      <text:p text:style-name="P14">The bliss of indestructible wisdom illuminates my heart chakra.</text:p>
      <text:p text:style-name="P14"/>
      <text:p text:style-name="P14">The Kind Vajra Master is my mind.</text:p>
      <text:p text:style-name="P14">Supreme Bodhicitta is in my mind.</text:p>
      <text:p text:style-name="P14">Primordial Buddha is in my mind.</text:p>
      <text:p text:style-name="P14"/>
      <text:p text:style-name="P14">I am a Dzogchen practitioner.</text:p>
      <text:p text:style-name="P14">I am an egoless Vajra hero.</text:p>
      <text:p text:style-name="P14"/>
      <text:p text:style-name="P14">I am single present awareness only.</text:p>
      <text:p text:style-name="P14">This single present awareness is the pure child of all Buddhas.</text:p>
      <text:p text:style-name="P14">This single present awareness is the loving mother of all beings.</text:p>
      <text:p text:style-name="P14"/>
      <text:p text:style-name="P14">I am fearless wisdom.</text:p>
      <text:p text:style-name="P14">I am fearless compassion.</text:p>
      <text:p text:style-name="P14">I am fearless power.</text:p>
      <text:p text:style-name="P14"/>
      <text:p text:style-name="P20">I am Buddha! I am Buddha! I am Buddh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2-20T17:43:42</dc:date>
    <meta:editing-duration>PT2H17M14S</meta:editing-duration>
    <meta:editing-cycles>37</meta:editing-cycles>
    <meta:generator>LibreOffice/3.3$Unix LibreOffice_project/330m19$Build-401</meta:generator>
    <dc:creator>follinge </dc:creator>
    <meta:printed-by>follinge </meta:printed-by>
    <meta:print-date>2012-01-14T17:51:07</meta:print-date>
    <meta:document-statistic meta:table-count="0" meta:image-count="0" meta:object-count="0" meta:page-count="7" meta:paragraph-count="148" meta:word-count="938" meta:character-count="5650"/>
  </office:meta>
</office:document-meta>
</file>